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f33a" officeooo:paragraph-rsid="0012f33a"/>
    </style:style>
    <style:style style:name="P2" style:family="paragraph" style:parent-style-name="Text_20_body">
      <style:paragraph-properties>
        <style:tab-stops/>
      </style:paragraph-properties>
      <style:text-properties officeooo:rsid="0012f33a" officeooo:paragraph-rsid="0012f33a"/>
    </style:style>
    <style:style style:name="P3" style:family="paragraph" style:parent-style-name="Text_20_body">
      <style:text-properties officeooo:rsid="001304f2" officeooo:paragraph-rsid="001304f2"/>
    </style:style>
    <style:style style:name="P4" style:family="paragraph" style:parent-style-name="Text_20_body">
      <style:paragraph-properties>
        <style:tab-stops/>
      </style:paragraph-properties>
      <style:text-properties fo:font-weight="normal" officeooo:rsid="001070ad" officeooo:paragraph-rsid="000dfea6" style:font-weight-asian="normal" style:font-weight-complex="normal"/>
    </style:style>
    <style:style style:name="P5" style:family="paragraph" style:parent-style-name="Text_20_body">
      <style:paragraph-properties>
        <style:tab-stops/>
      </style:paragraph-properties>
      <style:text-properties fo:font-weight="normal" officeooo:rsid="001070ad" officeooo:paragraph-rsid="001070ad" style:font-weight-asian="normal" style:font-weight-complex="normal"/>
    </style:style>
    <style:style style:name="P6" style:family="paragraph" style:parent-style-name="Text_20_body">
      <style:paragraph-properties>
        <style:tab-stops/>
      </style:paragraph-properties>
      <style:text-properties fo:font-weight="normal" officeooo:rsid="0011b24d" officeooo:paragraph-rsid="001070ad" style:font-weight-asian="normal" style:font-weight-complex="normal"/>
    </style:style>
    <style:style style:name="P7" style:family="paragraph" style:parent-style-name="Text_20_body">
      <style:paragraph-properties>
        <style:tab-stops/>
      </style:paragraph-properties>
      <style:text-properties fo:font-weight="normal" officeooo:rsid="0011b24d" officeooo:paragraph-rsid="0011b24d" style:font-weight-asian="normal" style:font-weight-complex="normal"/>
    </style:style>
    <style:style style:name="P8" style:family="paragraph" style:parent-style-name="Text_20_body">
      <style:text-properties officeooo:rsid="00167fd9" officeooo:paragraph-rsid="00167fd9"/>
    </style:style>
    <style:style style:name="P9" style:family="paragraph" style:parent-style-name="Text_20_body">
      <style:text-properties officeooo:rsid="00167fd9" officeooo:paragraph-rsid="00177c2e"/>
    </style:style>
    <style:style style:name="P10" style:family="paragraph" style:parent-style-name="Text_20_body">
      <style:text-properties officeooo:rsid="00167fd9" officeooo:paragraph-rsid="002f42cc"/>
    </style:style>
    <style:style style:name="P11" style:family="paragraph" style:parent-style-name="Text_20_body">
      <style:text-properties officeooo:rsid="00376eef" officeooo:paragraph-rsid="00376eef"/>
    </style:style>
    <style:style style:name="P12" style:family="paragraph" style:parent-style-name="Text_20_body">
      <style:text-properties officeooo:rsid="0011b24d" officeooo:paragraph-rsid="0011b24d"/>
    </style:style>
    <style:style style:name="P13" style:family="paragraph" style:parent-style-name="Text_20_body">
      <style:paragraph-properties>
        <style:tab-stops/>
      </style:paragraph-properties>
      <style:text-properties officeooo:rsid="0011b24d" officeooo:paragraph-rsid="0011b24d"/>
    </style:style>
    <style:style style:name="P14" style:family="paragraph" style:parent-style-name="Text_20_body">
      <style:paragraph-properties>
        <style:tab-stops/>
      </style:paragraph-properties>
      <style:text-properties officeooo:rsid="001070ad" officeooo:paragraph-rsid="001070ad"/>
    </style:style>
    <style:style style:name="P15" style:family="paragraph" style:parent-style-name="Text_20_body">
      <style:text-properties officeooo:rsid="000dfea6" officeooo:paragraph-rsid="000dfea6"/>
    </style:style>
    <style:style style:name="P16" style:family="paragraph" style:parent-style-name="Text_20_body">
      <style:text-properties fo:font-style="italic" fo:font-weight="bold" officeooo:rsid="0051ff0b" officeooo:paragraph-rsid="0051ff0b" style:font-style-asian="italic" style:font-weight-asian="bold" style:font-style-complex="italic" style:font-weight-complex="bold"/>
    </style:style>
    <style:style style:name="P17" style:family="paragraph" style:parent-style-name="Title">
      <style:paragraph-properties fo:text-align="start" style:justify-single-word="false"/>
      <style:text-properties officeooo:rsid="000dfea6" officeooo:paragraph-rsid="000dfea6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Heading_20_1">
      <style:text-properties officeooo:rsid="000dfea6" officeooo:paragraph-rsid="000dfea6"/>
    </style:style>
    <style:style style:name="P2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style:text-properties style:font-name="F" fo:font-size="12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f50b8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b24d" style:font-weight-asian="normal" style:font-weight-complex="normal"/>
    </style:style>
    <style:style style:name="T6" style:family="text">
      <style:text-properties fo:font-weight="normal" officeooo:rsid="002bc94d"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officeooo:rsid="003b8865" style:font-style-asian="normal" style:font-style-complex="normal"/>
    </style:style>
    <style:style style:name="T9" style:family="text">
      <style:text-properties officeooo:rsid="0012f33a"/>
    </style:style>
    <style:style style:name="T10" style:family="text">
      <style:text-properties officeooo:rsid="001490a3"/>
    </style:style>
    <style:style style:name="T11" style:family="text">
      <style:text-properties officeooo:rsid="00177c2e"/>
    </style:style>
    <style:style style:name="T12" style:family="text">
      <style:text-properties officeooo:rsid="00197049"/>
    </style:style>
    <style:style style:name="T13" style:family="text">
      <style:text-properties officeooo:rsid="0019716c"/>
    </style:style>
    <style:style style:name="T14" style:family="text">
      <style:text-properties officeooo:rsid="001986d2"/>
    </style:style>
    <style:style style:name="T15" style:family="text">
      <style:text-properties officeooo:rsid="001a895a"/>
    </style:style>
    <style:style style:name="T16" style:family="text">
      <style:text-properties officeooo:rsid="00249c60"/>
    </style:style>
    <style:style style:name="T17" style:family="text">
      <style:text-properties officeooo:rsid="002bc94d"/>
    </style:style>
    <style:style style:name="T18" style:family="text">
      <style:text-properties officeooo:rsid="0038bed3"/>
    </style:style>
    <style:style style:name="T19" style:family="text">
      <style:text-properties officeooo:rsid="003da51b"/>
    </style:style>
    <style:style style:name="T20" style:family="text">
      <style:text-properties officeooo:rsid="00454892"/>
    </style:style>
    <style:style style:name="T21" style:family="text">
      <style:text-properties officeooo:rsid="0047b079"/>
    </style:style>
    <style:style style:name="T22" style:family="text">
      <style:text-properties officeooo:rsid="005325b6"/>
    </style:style>
    <style:style style:name="T23" style:family="text">
      <style:text-properties officeooo:rsid="00552908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bold" style:font-name-complex="FreeSans" style:font-size-complex="12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Zach Moazeni</text:p>
      <text:p text:style-name="P11"><text:a xlink:type="simple" xlink:href="mailto:zach.moazeni@gmail.com" text:style-name="Internet_20_link" text:visited-style-name="Visited_20_Internet_20_Link">zach.moazeni@gmail.com</text:a> / 231.676.<text:span text:style-name="T18">4510</text:span></text:p>
      <text:h text:style-name="P19" text:outline-level="1"><text:span text:style-name="T23">Profile </text:span>Summary</text:h>
      <text:p text:style-name="Text_20_body">I am a senior full stack developer who can work on all pieces of an application from browser to server and from concept to optimization. I am not a designer, but I have an eye for user experience and I can help mold user friendly software. I am a strong believer in using the right tool for the job and not forcing technology just because it is fun or shiny. <text:span text:style-name="T19">Finally, I have a lot of experience working independently as well as with teams in remote environments.</text:span></text:p>
      <text:p text:style-name="Text_20_body"><office:annotation><dc:creator>Unknown Author</dc:creator><dc:date>2018-11-10T12:45:17.099655478</dc:date><text:p text:style-name="P21"><text:span text:style-name="T25">Summary of my skills. What is my goal? And my perfect position?</text:span></text:p><text:p text:style-name="P21"><text:span text:style-name="T25"/></text:p><text:p text:style-name="P21"><text:span text:style-name="T25">What am I looking for?</text:span></text:p></office:annotation></text:p>
      <text:h text:style-name="P19" text:outline-level="1">Work <text:span text:style-name="T23">Experience</text:span></text:h>
      <text:h text:style-name="Heading_20_3" text:outline-level="3"><text:span text:style-name="T2">Aug 2012 – </text:span><text:span text:style-name="T3">November 2018</text:span><text:span text:style-name="T2">: </text:span><text:span text:style-name="T8">Senior </text:span><text:span text:style-name="T1">Developer at Harvest</text:span></text:h>
      <text:p text:style-name="P18"><office:annotation><dc:creator>Unknown Author</dc:creator><dc:date>2018-11-10T12:46:37.764596575</dc:date><text:p text:style-name="P21"><text:span text:style-name="T24">* Prior to DB (projects) 2012-2015</text:span></text:p><text:p text:style-name="P21"><text:span text:style-name="T24">** Rebuilding new Projects section (strong reporting/performance)</text:span></text:p><text:p text:style-name="P21"><text:span text:style-name="T24">** Integration with Xero</text:span></text:p><text:p text:style-name="P21"><text:span text:style-name="T24">** Upgrade to Harvest from Rails 3.0 to 3.2</text:span></text:p><text:p text:style-name="P21"><text:span text:style-name="T24"/></text:p><text:p text:style-name="P21"><text:span text:style-name="T24">* DB 2015 - 2017</text:span></text:p><text:p text:style-name="P21"><text:span text:style-name="T24">** Query tuning</text:span></text:p><text:p text:style-name="P21"><text:span text:style-name="T24">** Replication stability</text:span></text:p><text:p text:style-name="P21"><text:span text:style-name="T24">** Improved reporting performance by 200% </text:span></text:p><text:p text:style-name="P21"><text:span text:style-name="T24"/></text:p><text:p text:style-name="P21"><text:span text:style-name="T24">* Post DB 2017-2018</text:span></text:p><text:p text:style-name="P21"><text:span text:style-name="T24">** training Doug</text:span></text:p><text:p text:style-name="P21"><text:span text:style-name="T24">** GetSmart smarter timer notifications</text:span></text:p><text:p text:style-name="P21"><text:span text:style-name="T24">** Sample Data</text:span></text:p></office:annotation></text:p>
      <text:p text:style-name="P4">I deal with a wide range of software and operational issues at Harvest. I joined as a senior software developer and tackled many projects that impacted the core of the product and the business.</text:p>
      <text:p text:style-name="P5"/>
      <text:p text:style-name="P5">Most notably, I lead the redevelopment of our Projects <text:span text:style-name="T17">area</text:span> which is <text:span text:style-name="T17">a core concept to our application and </text:span>our most heavily used area for management users. We rolled this out slowly, <text:span text:style-name="T17">experimenting with different interfaces</text:span> and dealt with customer issues as they came up, <text:span text:style-name="T17">often causing us to re-evaluate our rollout</text:span>. Common responsibilities include: Planning the feature set and plan for development. Managing projects <text:span text:style-name="T17">and</text:span> other developers to make sure we meet our goals. Developing the backend server architecture in Ruby/Rails and the frontend in Javascript and Coffeescript. Triaging bugs and releasing fixes for them.</text:p>
      <text:p text:style-name="P5"/>
      <text:p text:style-name="P14"><text:span text:style-name="T4">In early 2015, I transitioned into a specialized role to manage our application’s database interactions with Percona MySQL. This put me in a gray area between typical feature development and DevOps. My responsibilities have largely consisted of identifying weak software designs between our application and databases. Finding and optimizing slow queries. </text:span><text:span text:style-name="T6">E</text:span><text:span text:style-name="T4">valuating </text:span><text:span text:style-name="T5">metrics </text:span><text:span text:style-name="T6">to make determination on </text:span><text:span text:style-name="T5">caching </text:span><text:span text:style-name="T4">worthiness. Managing MySQL upgrades </text:span><text:span text:style-name="T5">and experimental tuning </text:span><text:span text:style-name="T4">without downtime. Dealing with large migrations our team needs to accomplish for refactoring or new feature development. </text:span><text:span text:style-name="T5">Diagnosing and fixing existing database/application issues as well as looking forward to prevent future issues early.</text:span></text:p>
      <text:p text:style-name="P5"/>
      <text:p text:style-name="P14"><text:soft-page-break/><text:span text:style-name="T4">One of my most notable projects since assuming this role has been the entire refactoring </text:span><text:span text:style-name="T6">and optimization </text:span><text:span text:style-name="T4">of our </text:span><text:span text:style-name="T5">application </text:span><text:span text:style-name="T4">reporting </text:span><text:span text:style-name="T5">software </text:span><text:span text:style-name="T4">design without downtime or customer issues. This involved weeks of planning and live migrating one of our largest tables </text:span><text:span text:style-name="T5">with half a billion rows.</text:span></text:p>
      <text:p text:style-name="P6"/>
      <text:p text:style-name="P7">I still participate in feature development, but the health of the application-database interaction is my primary responsibility. <text:span text:style-name="T10">Other responsibilities have included interviewing candidates and mentoring junior developers.</text:span></text:p>
      <text:p text:style-name="P7"/>
      <text:p text:style-name="P7">Key technologies: Ruby, Rails, MySQL, Statsd/Graphite/Grafana, Percona Toolkit, Redis, Memcache, Sidekiq, Ansible, Kibana, <text:span text:style-name="T20">Elasticsearch</text:span>, Heroku (for smaller applications), <text:span text:style-name="T21">Javascript/Coffeescript, Backbone.js.</text:span></text:p>
      <text:h text:style-name="Heading_20_3" text:outline-level="3"><text:span text:style-name="T2">Feb 2011 – Aug 2012: </text:span><text:span text:style-name="T1">Developer at CollectiveIdea</text:span></text:h>
      <text:p text:style-name="P13">I was a senior software developer contracting on a variety of projects and clients. The most notable was for Apple Inc. <text:span text:style-name="T17">as</text:span> <text:span text:style-name="T17">a </text:span>backend <text:span text:style-name="T17">server developer for </text:span>their <text:span text:style-name="T2">RetailMe</text:span> application which all in-store employees used for day-to-day responsibilities. This dealt with negotiating and designing multiple independent microservices that were used as a cohesive whole. I also spent a great deal of time <text:span text:style-name="T17">understanding </text:span>their localization and translation workflow and implementing key features in certain services to accommodate and aid the management of that process.</text:p>
      <text:p text:style-name="P13"/>
      <text:p text:style-name="P13">Key technologies: Ruby, Rails, MongoDB, PostgreSQL, Heroku.</text:p>
      <text:h text:style-name="Heading_20_3" text:outline-level="3"><text:span text:style-name="T2">May 2010 – Feb 2011: </text:span><text:span text:style-name="T1">Independent Contractor</text:span></text:h>
      <text:p text:style-name="P12">I worked as an independent contractor working on a variety of <text:span text:style-name="T9">small and medium sized </text:span>projects while managing clients <text:span text:style-name="T9">relationships</text:span>. <text:span text:style-name="T9">Notable projects included writing an iPad dashboard from scratch and a working as a developer on a team for an affiliate tracking application with heavy data processing. </text:span></text:p>
      <text:p text:style-name="P12"/>
      <text:p text:style-name="P1">Key technologies: Ruby, Rails, PostgreSQL, iOS</text:p>
      <text:h text:style-name="Heading_20_3" text:outline-level="3"><text:span text:style-name="T2">Jan 2007 - May 2010:</text:span> <text:span text:style-name="T7">Developer at Elevator Up</text:span></text:h>
      <text:p text:style-name="P2">I wore many hats at Elevator Up as the first employee. I was primarily a software developer working on different client work for startup and established companies alike. I also was responsible for Elevator Up’s application hosting services. Finally, we launched several startup <text:span text:style-name="T17">products</text:span> and I was the key developer for each of them.</text:p>
      <text:p text:style-name="P2"/>
      <text:p text:style-name="P2">Key technologies: Ruby, Rails, ExpressionEngine, Drupal, PHP, Java. </text:p>
      <text:h text:style-name="P19" text:outline-level="1"><text:soft-page-break/>Open Source</text:h>
      <text:p text:style-name="P1">I have developed and maintained a few open source libraries in my free time.</text:p>
      <text:p text:style-name="P1"><text:a xlink:type="simple" xlink:href="http://zmoazeni.github.io/harvested/" text:style-name="Internet_20_link" text:visited-style-name="Visited_20_Internet_20_Link">http://zmoazeni.github.io/harvested/</text:a> - most notably is the ruby wrapper around the Harvest API. I started this before I joined Harvest and have continued to maintain it now while I try to find a maintainer to adopt it.</text:p>
      <text:p text:style-name="P1"/>
      <text:p text:style-name="P1"><text:a xlink:type="simple" xlink:href="http://zmoazeni.github.io/csscss/" text:style-name="Internet_20_link" text:visited-style-name="Visited_20_Internet_20_Link">http://zmoazeni.github.io/csscss/</text:a> - a command line tool that parses and analyzes CSS and reports duplication that can help developers reduce unnecessary explicit rules.</text:p>
      <text:p text:style-name="P1"/>
      <text:p text:style-name="P3">I am fairly active on GitHub dealing with our various dependencies. You can browse my activity feed <text:a xlink:type="simple" xlink:href="https://github.com/zmoazeni" text:style-name="Internet_20_link" text:visited-style-name="Visited_20_Internet_20_Link">https://github.com/zmoazeni</text:a> to see relevant issue<text:span text:style-name="T17">s</text:span> and pull requests I’ve created over the years.</text:p>
      <text:h text:style-name="P19" text:outline-level="1">Technology<office:annotation><dc:creator>Unknown Author</dc:creator><dc:date>2018-11-10T12:57:00.955062063</dc:date><text:p text:style-name="P20"><text:span text:style-name="T24">Perhaps turn this section into “Skills and Strengths”</text:span></text:p></office:annotation></text:h>
      <text:p text:style-name="P8">Even while the majority of my professional experience has dealt with Ruby, I <text:span text:style-name="T17">continue</text:span> to keep myself informed on other languages and technologies. <text:span text:style-name="T17">I o</text:span>ften <text:span text:style-name="T17">create</text:span> hobby projects to reinforce what I <text:span text:style-name="T17">learn</text:span>. Here is a list of relevant technology that I have worked with, either in a professional capacity on projects or as a hobbyist.</text:p>
      <text:h text:style-name="Heading_20_3" text:outline-level="3">Specialist</text:h>
      <text:p text:style-name="P10">Ruby, Rails, MySQL, PostgreSQL, Redis, MongoDB, <text:span text:style-name="T12">Ubuntu</text:span>, <text:span text:style-name="T14">J</text:span>avascript, j<text:span text:style-name="T14">Q</text:span>uery, <text:span text:style-name="T15">P</text:span>rototype.js, ES6, <text:span text:style-name="T12">Backbone.js, Knockout.js, Coffeescript, Bootstrap, Foundation Sites, HTML5, CSS, Sass, Less, Heroku, Git and GitHub, SVN, </text:span>test-unit, rspec.</text:p>
      <text:h text:style-name="Heading_20_3" text:outline-level="3">Competent</text:h>
      <text:p text:style-name="P8">Node.js, Haskell, Rust, <text:span text:style-name="T12">Go, Java, Scala, Clojure, Python 2 and 3, Django, PHP, </text:span>Electron, Ember.<text:span text:style-name="T16">js</text:span>, React, <text:span text:style-name="T13">Ansible, Chef, Puppet, AWS, Nginx, Mecurial, Elasticsearch, ExpressionEngine.</text:span></text:p>
      <text:h text:style-name="Heading_20_3" text:outline-level="3">Hobbyist</text:h>
      <text:p text:style-name="P9">C, C++, <text:span text:style-name="T12">D, R, </text:span>Qt, <text:span text:style-name="T12">Elixir, Perl, iOS, Android</text:span>, Angular v1 and <text:span text:style-name="T11">v</text:span>2/<text:span text:style-name="T11">4, Google Cloud Hosting.</text:span><text:span text:style-name="T11"><office:annotation><dc:creator>Unknown Author</dc:creator><dc:date>2018-11-10T12:44:37.923374765</dc:date><text:p text:style-name="P20"><text:span text:style-name="T24">Mention RPGs</text:span></text:p><text:p text:style-name="P20"><text:span text:style-name="T24">Movies</text:span></text:p></office:annotation></text:span></text:p>
      <text:h text:style-name="P19" text:outline-level="1">Education</text:h>
      <text:p text:style-name="P15">Graduated with Bachelors of Science in Computer Science from Grand Valley State University in 200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7:27:52.076514938</meta:creation-date>
    <dc:date>2018-11-10T15:10:49.272054151</dc:date>
    <meta:editing-duration>PT3H33M12S</meta:editing-duration>
    <meta:editing-cycles>61</meta:editing-cycles>
    <meta:generator>LibreOffice/6.1.3.2$Linux_X86_64 LibreOffice_project/10$Build-2</meta:generator>
    <meta:document-statistic meta:table-count="0" meta:image-count="0" meta:object-count="0" meta:page-count="3" meta:paragraph-count="38" meta:word-count="901" meta:character-count="5984" meta:non-whitespace-character-count="5114"/>
  </office:meta>
</office:document-meta>
</file>